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16:30:24.493713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01T16:39:23.005135859</dc:date>
    <meta:editing-duration>P8DT8H45S</meta:editing-duration>
    <meta:editing-cycles>553</meta:editing-cycles>
    <meta:generator>LibreOffice/6.0.5.2$Linux_X86_64 LibreOffice_project/00m0$Build-2</meta:generator>
    <meta:document-statistic meta:table-count="1" meta:cell-count="4759" meta:object-count="0"/>
  </office:meta>
</office:document-meta>
</file>